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on sphere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 (qh)</text:p>
          </table:table-cell>
          <table:table-cell office:value-type="string" calcext:value-type="string">
            <text:p>added (qh)</text:p>
          </table:table-cell>
          <table:table-cell office:value-type="string" calcext:value-type="string">
            <text:p>in hull (qh)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([.C4]/[.B4]) * 100" office:value-type="float" office:value="51.6129032258065" calcext:value-type="float">
            <text:p>51.612903225806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([.I4]/[.H4]) * 100" office:value-type="float" office:value="57.1428571428571" calcext:value-type="float">
            <text:p>57.142857142857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2" calcext:value-type="float">
            <text:p>542</text:p>
          </table:table-cell>
          <table:table-cell office:value-type="float" office:value="196" calcext:value-type="float">
            <text:p>196</text:p>
          </table:table-cell>
          <table:table-cell table:formula="of:=([.C5]/[.B5]) * 100" office:value-type="float" office:value="36.1623616236162" calcext:value-type="float">
            <text:p>36.16236162361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float" office:value="196" calcext:value-type="float">
            <text:p>196</text:p>
          </table:table-cell>
          <table:table-cell table:formula="of:=([.I5]/[.H5]) * 100" office:value-type="float" office:value="37.8378378378378" calcext:value-type="float">
            <text:p>37.8378378378378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13" calcext:value-type="float">
            <text:p>5913</text:p>
          </table:table-cell>
          <table:table-cell office:value-type="float" office:value="1996" calcext:value-type="float">
            <text:p>1996</text:p>
          </table:table-cell>
          <table:table-cell table:formula="of:=([.C6]/[.B6]) * 100" office:value-type="float" office:value="33.7561305597835" calcext:value-type="float">
            <text:p>33.756130559783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799" calcext:value-type="float">
            <text:p>5799</text:p>
          </table:table-cell>
          <table:table-cell office:value-type="float" office:value="1996" calcext:value-type="float">
            <text:p>1996</text:p>
          </table:table-cell>
          <table:table-cell table:formula="of:=([.I6]/[.H6]) * 100" office:value-type="float" office:value="34.4197275392309" calcext:value-type="float">
            <text:p>34.4197275392309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908" calcext:value-type="float">
            <text:p>11908</text:p>
          </table:table-cell>
          <table:table-cell office:value-type="float" office:value="3996" calcext:value-type="float">
            <text:p>3996</text:p>
          </table:table-cell>
          <table:table-cell table:formula="of:=([.C7]/[.B7]) * 100" office:value-type="float" office:value="33.5572724219012" calcext:value-type="float">
            <text:p>33.557272421901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726" calcext:value-type="float">
            <text:p>11726</text:p>
          </table:table-cell>
          <table:table-cell office:value-type="float" office:value="3996" calcext:value-type="float">
            <text:p>3996</text:p>
          </table:table-cell>
          <table:table-cell table:formula="of:=([.I7]/[.H7]) * 100" office:value-type="float" office:value="34.0781170049463" calcext:value-type="float">
            <text:p>34.0781170049463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891" calcext:value-type="float">
            <text:p>29891</text:p>
          </table:table-cell>
          <table:table-cell office:value-type="float" office:value="9996" calcext:value-type="float">
            <text:p>9996</text:p>
          </table:table-cell>
          <table:table-cell table:formula="of:=([.C8]/[.B8]) * 100" office:value-type="float" office:value="33.4415041316784" calcext:value-type="float">
            <text:p>33.441504131678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9763" calcext:value-type="float">
            <text:p>29763</text:p>
          </table:table-cell>
          <table:table-cell office:value-type="float" office:value="9995" calcext:value-type="float">
            <text:p>9995</text:p>
          </table:table-cell>
          <table:table-cell table:formula="of:=([.I8]/[.H8]) * 100" office:value-type="float" office:value="33.581964183718" calcext:value-type="float">
            <text:p>33.581964183718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5903" calcext:value-type="float">
            <text:p>35903</text:p>
          </table:table-cell>
          <table:table-cell office:value-type="float" office:value="11996" calcext:value-type="float">
            <text:p>11996</text:p>
          </table:table-cell>
          <table:table-cell table:formula="of:=([.C9]/[.B9]) * 100" office:value-type="float" office:value="33.4122496727293" calcext:value-type="float">
            <text:p>33.4122496727293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35865" calcext:value-type="float">
            <text:p>35865</text:p>
          </table:table-cell>
          <table:table-cell office:value-type="float" office:value="11996" calcext:value-type="float">
            <text:p>11996</text:p>
          </table:table-cell>
          <table:table-cell table:formula="of:=([.I9]/[.H9]) * 100" office:value-type="float" office:value="33.4476509131465" calcext:value-type="float">
            <text:p>33.4476509131465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9832" calcext:value-type="float">
            <text:p>59832</text:p>
          </table:table-cell>
          <table:table-cell office:value-type="float" office:value="19996" calcext:value-type="float">
            <text:p>19996</text:p>
          </table:table-cell>
          <table:table-cell table:formula="of:=([.C10]/[.B10]) * 100" office:value-type="float" office:value="33.4202433480412" calcext:value-type="float">
            <text:p>33.420243348041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60002" calcext:value-type="float">
            <text:p>60002</text:p>
          </table:table-cell>
          <table:table-cell office:value-type="float" office:value="19995" calcext:value-type="float">
            <text:p>19995</text:p>
          </table:table-cell>
          <table:table-cell table:formula="of:=([.I10]/[.H10]) * 100" office:value-type="float" office:value="33.3238892036932" calcext:value-type="float">
            <text:p>33.3238892036932</text:p>
          </table:table-cell>
          <table:table-cell table:number-columns-repeated="6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1882" calcext:value-type="float">
            <text:p>71882</text:p>
          </table:table-cell>
          <table:table-cell office:value-type="float" office:value="23996" calcext:value-type="float">
            <text:p>23996</text:p>
          </table:table-cell>
          <table:table-cell table:formula="of:=([.C11]/[.B11]) * 100" office:value-type="float" office:value="33.3824879663894" calcext:value-type="float">
            <text:p>33.3824879663894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72210" calcext:value-type="float">
            <text:p>72210</text:p>
          </table:table-cell>
          <table:table-cell office:value-type="float" office:value="23994" calcext:value-type="float">
            <text:p>23994</text:p>
          </table:table-cell>
          <table:table-cell table:formula="of:=([.I11]/[.H11]) * 100" office:value-type="float" office:value="33.2280847528043" calcext:value-type="float">
            <text:p>33.2280847528043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89859" calcext:value-type="float">
            <text:p>89859</text:p>
          </table:table-cell>
          <table:table-cell office:value-type="float" office:value="29996" calcext:value-type="float">
            <text:p>29996</text:p>
          </table:table-cell>
          <table:table-cell table:formula="of:=([.C12]/[.B12]) * 100" office:value-type="float" office:value="33.3811860804149" calcext:value-type="float">
            <text:p>33.3811860804149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90406" calcext:value-type="float">
            <text:p>90406</text:p>
          </table:table-cell>
          <table:table-cell office:value-type="float" office:value="29995" calcext:value-type="float">
            <text:p>29995</text:p>
          </table:table-cell>
          <table:table-cell table:formula="of:=([.I12]/[.H12]) * 100" office:value-type="float" office:value="33.1781076477225" calcext:value-type="float">
            <text:p>33.1781076477225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9950" calcext:value-type="float">
            <text:p>119950</text:p>
          </table:table-cell>
          <table:table-cell office:value-type="float" office:value="39996" calcext:value-type="float">
            <text:p>39996</text:p>
          </table:table-cell>
          <table:table-cell table:formula="of:=([.C13]/[.B13]) * 100" office:value-type="float" office:value="33.3438932888704" calcext:value-type="float">
            <text:p>33.3438932888704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21024" calcext:value-type="float">
            <text:p>121024</text:p>
          </table:table-cell>
          <table:table-cell office:value-type="float" office:value="39994" calcext:value-type="float">
            <text:p>39994</text:p>
          </table:table-cell>
          <table:table-cell table:formula="of:=([.I13]/[.H13]) * 100" office:value-type="float" office:value="33.0463379164463" calcext:value-type="float">
            <text:p>33.0463379164463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79902" calcext:value-type="float">
            <text:p>179902</text:p>
          </table:table-cell>
          <table:table-cell office:value-type="float" office:value="59996" calcext:value-type="float">
            <text:p>59996</text:p>
          </table:table-cell>
          <table:table-cell table:formula="of:=([.C14]/[.B14]) * 100" office:value-type="float" office:value="33.3492679347645" calcext:value-type="float">
            <text:p>33.3492679347645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81773" calcext:value-type="float">
            <text:p>181773</text:p>
          </table:table-cell>
          <table:table-cell office:value-type="float" office:value="59988" calcext:value-type="float">
            <text:p>59988</text:p>
          </table:table-cell>
          <table:table-cell table:formula="of:=([.I14]/[.H14]) * 100" office:value-type="float" office:value="33.0016008978231" calcext:value-type="float">
            <text:p>33.0016008978231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39925" calcext:value-type="float">
            <text:p>239925</text:p>
          </table:table-cell>
          <table:table-cell office:value-type="float" office:value="79996" calcext:value-type="float">
            <text:p>79996</text:p>
          </table:table-cell>
          <table:table-cell table:formula="of:=([.C15]/[.B15]) * 100" office:value-type="float" office:value="33.3420860685631" calcext:value-type="float">
            <text:p>33.3420860685631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242783" calcext:value-type="float">
            <text:p>242783</text:p>
          </table:table-cell>
          <table:table-cell office:value-type="float" office:value="79987" calcext:value-type="float">
            <text:p>79987</text:p>
          </table:table-cell>
          <table:table-cell table:formula="of:=([.I15]/[.H15]) * 100" office:value-type="float" office:value="32.9458817132995" calcext:value-type="float">
            <text:p>32.9458817132995</text:p>
          </table:table-cell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99885" calcext:value-type="float">
            <text:p>299885</text:p>
          </table:table-cell>
          <table:table-cell office:value-type="float" office:value="99997" calcext:value-type="float">
            <text:p>99997</text:p>
          </table:table-cell>
          <table:table-cell table:formula="of:=([.C16]/[.B16]) * 100" office:value-type="float" office:value="33.3451156276573" calcext:value-type="float">
            <text:p>33.3451156276573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303891" calcext:value-type="float">
            <text:p>303891</text:p>
          </table:table-cell>
          <table:table-cell office:value-type="float" office:value="99977" calcext:value-type="float">
            <text:p>99977</text:p>
          </table:table-cell>
          <table:table-cell table:formula="of:=([.I16]/[.H16]) * 100" office:value-type="float" office:value="32.8989670638486" calcext:value-type="float">
            <text:p>32.8989670638486</text:p>
          </table:table-cell>
          <table:table-cell table:number-columns-repeated="6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23767" calcext:value-type="float">
            <text:p>423767</text:p>
          </table:table-cell>
          <table:table-cell office:value-type="float" office:value="139997" calcext:value-type="float">
            <text:p>139997</text:p>
          </table:table-cell>
          <table:table-cell table:formula="of:=([.C17]/[.B17]) * 100" office:value-type="float" office:value="33.0363147673132" calcext:value-type="float">
            <text:p>33.0363147673132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425681" calcext:value-type="float">
            <text:p>425681</text:p>
          </table:table-cell>
          <table:table-cell office:value-type="float" office:value="139942" calcext:value-type="float">
            <text:p>139942</text:p>
          </table:table-cell>
          <table:table-cell table:formula="of:=([.I17]/[.H17]) * 100" office:value-type="float" office:value="32.8748522954983" calcext:value-type="float">
            <text:p>32.874852295498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ormalized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([.C20]/[.B20]) * 100" office:value-type="float" office:value="57.1428571428571" calcext:value-type="float">
            <text:p>57.142857142857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([.I20]/[.H20]) * 100" office:value-type="float" office:value="51.6129032258065" calcext:value-type="float">
            <text:p>51.612903225806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7" calcext:value-type="float">
            <text:p>507</text:p>
          </table:table-cell>
          <table:table-cell office:value-type="float" office:value="196" calcext:value-type="float">
            <text:p>196</text:p>
          </table:table-cell>
          <table:table-cell table:formula="of:=([.C21]/[.B21]) * 100" office:value-type="float" office:value="38.6587771203156" calcext:value-type="float">
            <text:p>38.658777120315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42" calcext:value-type="float">
            <text:p>542</text:p>
          </table:table-cell>
          <table:table-cell office:value-type="float" office:value="196" calcext:value-type="float">
            <text:p>196</text:p>
          </table:table-cell>
          <table:table-cell table:formula="of:=([.I21]/[.H21]) * 100" office:value-type="float" office:value="36.1623616236162" calcext:value-type="float">
            <text:p>36.162361623616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53" calcext:value-type="float">
            <text:p>5753</text:p>
          </table:table-cell>
          <table:table-cell office:value-type="float" office:value="1996" calcext:value-type="float">
            <text:p>1996</text:p>
          </table:table-cell>
          <table:table-cell table:formula="of:=([.C22]/[.B22]) * 100" office:value-type="float" office:value="34.6949417695116" calcext:value-type="float">
            <text:p>34.694941769511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922" calcext:value-type="float">
            <text:p>5922</text:p>
          </table:table-cell>
          <table:table-cell office:value-type="float" office:value="1996" calcext:value-type="float">
            <text:p>1996</text:p>
          </table:table-cell>
          <table:table-cell table:formula="of:=([.I22]/[.H22]) * 100" office:value-type="float" office:value="33.7048294495103" calcext:value-type="float">
            <text:p>33.7048294495103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737" calcext:value-type="float">
            <text:p>8737</text:p>
          </table:table-cell>
          <table:table-cell office:value-type="float" office:value="2995" calcext:value-type="float">
            <text:p>2995</text:p>
          </table:table-cell>
          <table:table-cell table:formula="of:=([.C23]/[.B23]) * 100" office:value-type="float" office:value="34.279500972874" calcext:value-type="float">
            <text:p>34.279500972874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8911" calcext:value-type="float">
            <text:p>8911</text:p>
          </table:table-cell>
          <table:table-cell office:value-type="float" office:value="2996" calcext:value-type="float">
            <text:p>2996</text:p>
          </table:table-cell>
          <table:table-cell table:formula="of:=([.I23]/[.H23]) * 100" office:value-type="float" office:value="33.6213668499607" calcext:value-type="float">
            <text:p>33.6213668499607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747" calcext:value-type="float">
            <text:p>11747</text:p>
          </table:table-cell>
          <table:table-cell office:value-type="float" office:value="3995" calcext:value-type="float">
            <text:p>3995</text:p>
          </table:table-cell>
          <table:table-cell table:formula="of:=([.C24]/[.B24]) * 100" office:value-type="float" office:value="34.0086830680174" calcext:value-type="float">
            <text:p>34.008683068017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882" calcext:value-type="float">
            <text:p>11882</text:p>
          </table:table-cell>
          <table:table-cell office:value-type="float" office:value="3996" calcext:value-type="float">
            <text:p>3996</text:p>
          </table:table-cell>
          <table:table-cell table:formula="of:=([.I24]/[.H24]) * 100" office:value-type="float" office:value="33.6307019020367" calcext:value-type="float">
            <text:p>33.6307019020367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723" calcext:value-type="float">
            <text:p>14723</text:p>
          </table:table-cell>
          <table:table-cell office:value-type="float" office:value="4996" calcext:value-type="float">
            <text:p>4996</text:p>
          </table:table-cell>
          <table:table-cell table:formula="of:=([.C25]/[.B25]) * 100" office:value-type="float" office:value="33.9333016368947" calcext:value-type="float">
            <text:p>33.933301636894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14920" calcext:value-type="float">
            <text:p>14920</text:p>
          </table:table-cell>
          <table:table-cell office:value-type="float" office:value="4996" calcext:value-type="float">
            <text:p>4996</text:p>
          </table:table-cell>
          <table:table-cell table:formula="of:=([.I25]/[.H25]) * 100" office:value-type="float" office:value="33.485254691689" calcext:value-type="float">
            <text:p>33.485254691689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733" calcext:value-type="float">
            <text:p>29733</text:p>
          </table:table-cell>
          <table:table-cell office:value-type="float" office:value="9993" calcext:value-type="float">
            <text:p>9993</text:p>
          </table:table-cell>
          <table:table-cell table:formula="of:=([.C26]/[.B26]) * 100" office:value-type="float" office:value="33.6091211784885" calcext:value-type="float">
            <text:p>33.6091211784885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9892" calcext:value-type="float">
            <text:p>29892</text:p>
          </table:table-cell>
          <table:table-cell office:value-type="float" office:value="9996" calcext:value-type="float">
            <text:p>9996</text:p>
          </table:table-cell>
          <table:table-cell table:formula="of:=([.I26]/[.H26]) * 100" office:value-type="float" office:value="33.4403853873946" calcext:value-type="float">
            <text:p>33.4403853873946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5669" calcext:value-type="float">
            <text:p>35669</text:p>
          </table:table-cell>
          <table:table-cell office:value-type="float" office:value="11992" calcext:value-type="float">
            <text:p>11992</text:p>
          </table:table-cell>
          <table:table-cell table:formula="of:=([.C27]/[.B27]) * 100" office:value-type="float" office:value="33.6202304522134" calcext:value-type="float">
            <text:p>33.6202304522134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35904" calcext:value-type="float">
            <text:p>35904</text:p>
          </table:table-cell>
          <table:table-cell office:value-type="float" office:value="11995" calcext:value-type="float">
            <text:p>11995</text:p>
          </table:table-cell>
          <table:table-cell table:formula="of:=([.I27]/[.H27]) * 100" office:value-type="float" office:value="33.4085338680927" calcext:value-type="float">
            <text:p>33.4085338680927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1758" calcext:value-type="float">
            <text:p>41758</text:p>
          </table:table-cell>
          <table:table-cell office:value-type="float" office:value="13992" calcext:value-type="float">
            <text:p>13992</text:p>
          </table:table-cell>
          <table:table-cell table:formula="of:=([.C28]/[.B28]) * 100" office:value-type="float" office:value="33.5073518846688" calcext:value-type="float">
            <text:p>33.5073518846688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41849" calcext:value-type="float">
            <text:p>41849</text:p>
          </table:table-cell>
          <table:table-cell office:value-type="float" office:value="13996" calcext:value-type="float">
            <text:p>13996</text:p>
          </table:table-cell>
          <table:table-cell table:formula="of:=([.I28]/[.H28]) * 100" office:value-type="float" office:value="33.4440488422662" calcext:value-type="float">
            <text:p>33.4440488422662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7721" calcext:value-type="float">
            <text:p>47721</text:p>
          </table:table-cell>
          <table:table-cell office:value-type="float" office:value="15988" calcext:value-type="float">
            <text:p>15988</text:p>
          </table:table-cell>
          <table:table-cell table:formula="of:=([.C29]/[.B29]) * 100" office:value-type="float" office:value="33.5030699272857" calcext:value-type="float">
            <text:p>33.5030699272857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47908" calcext:value-type="float">
            <text:p>47908</text:p>
          </table:table-cell>
          <table:table-cell office:value-type="float" office:value="15996" calcext:value-type="float">
            <text:p>15996</text:p>
          </table:table-cell>
          <table:table-cell table:formula="of:=([.I29]/[.H29]) * 100" office:value-type="float" office:value="33.3889955748518" calcext:value-type="float">
            <text:p>33.3889955748518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3745" calcext:value-type="float">
            <text:p>53745</text:p>
          </table:table-cell>
          <table:table-cell office:value-type="float" office:value="17985" calcext:value-type="float">
            <text:p>17985</text:p>
          </table:table-cell>
          <table:table-cell table:formula="of:=([.C30]/[.B30]) * 100" office:value-type="float" office:value="33.4635780072565" calcext:value-type="float">
            <text:p>33.4635780072565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53884" calcext:value-type="float">
            <text:p>53884</text:p>
          </table:table-cell>
          <table:table-cell office:value-type="float" office:value="17996" calcext:value-type="float">
            <text:p>17996</text:p>
          </table:table-cell>
          <table:table-cell table:formula="of:=([.I30]/[.H30]) * 100" office:value-type="float" office:value="33.3976690668844" calcext:value-type="float">
            <text:p>33.397669066884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9562" calcext:value-type="float">
            <text:p>59562</text:p>
          </table:table-cell>
          <table:table-cell office:value-type="float" office:value="19983" calcext:value-type="float">
            <text:p>19983</text:p>
          </table:table-cell>
          <table:table-cell table:formula="of:=([.C31]/[.B31]) * 100" office:value-type="float" office:value="33.549914374937" calcext:value-type="float">
            <text:p>33.54991437493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9918" calcext:value-type="float">
            <text:p>59918</text:p>
          </table:table-cell>
          <table:table-cell office:value-type="float" office:value="19996" calcext:value-type="float">
            <text:p>19996</text:p>
          </table:table-cell>
          <table:table-cell table:formula="of:=([.I31]/[.H31]) * 100" office:value-type="float" office:value="33.3722754431056" calcext:value-type="float">
            <text:p>33.3722754431056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65618" calcext:value-type="float">
            <text:p>65618</text:p>
          </table:table-cell>
          <table:table-cell office:value-type="float" office:value="21982" calcext:value-type="float">
            <text:p>21982</text:p>
          </table:table-cell>
          <table:table-cell table:formula="of:=([.C32]/[.B32]) * 100" office:value-type="float" office:value="33.4999542808376" calcext:value-type="float">
            <text:p>33.4999542808376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65915" calcext:value-type="float">
            <text:p>65915</text:p>
          </table:table-cell>
          <table:table-cell office:value-type="float" office:value="21996" calcext:value-type="float">
            <text:p>21996</text:p>
          </table:table-cell>
          <table:table-cell table:formula="of:=([.I32]/[.H32]) * 100" office:value-type="float" office:value="33.3702495638322" calcext:value-type="float">
            <text:p>33.3702495638322</text:p>
          </table:table-cell>
          <table:table-cell table:number-columns-repeated="6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1808" calcext:value-type="float">
            <text:p>71808</text:p>
          </table:table-cell>
          <table:table-cell office:value-type="float" office:value="23969" calcext:value-type="float">
            <text:p>23969</text:p>
          </table:table-cell>
          <table:table-cell table:formula="of:=([.C33]/[.B33]) * 100" office:value-type="float" office:value="33.3792892156863" calcext:value-type="float">
            <text:p>33.3792892156863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71852" calcext:value-type="float">
            <text:p>71852</text:p>
          </table:table-cell>
          <table:table-cell office:value-type="float" office:value="23996" calcext:value-type="float">
            <text:p>23996</text:p>
          </table:table-cell>
          <table:table-cell table:formula="of:=([.I33]/[.H33]) * 100" office:value-type="float" office:value="33.3964259867505" calcext:value-type="float">
            <text:p>33.3964259867505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89538" calcext:value-type="float">
            <text:p>89538</text:p>
          </table:table-cell>
          <table:table-cell office:value-type="float" office:value="29956" calcext:value-type="float">
            <text:p>29956</text:p>
          </table:table-cell>
          <table:table-cell table:formula="of:=([.C34]/[.B34]) * 100" office:value-type="float" office:value="33.4561862002725" calcext:value-type="float">
            <text:p>33.4561862002725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89846" calcext:value-type="float">
            <text:p>89846</text:p>
          </table:table-cell>
          <table:table-cell office:value-type="float" office:value="29997" calcext:value-type="float">
            <text:p>29997</text:p>
          </table:table-cell>
          <table:table-cell table:formula="of:=([.I34]/[.H34]) * 100" office:value-type="float" office:value="33.3871290875498" calcext:value-type="float">
            <text:p>33.3871290875498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9499" calcext:value-type="float">
            <text:p>119499</text:p>
          </table:table-cell>
          <table:table-cell office:value-type="float" office:value="39902" calcext:value-type="float">
            <text:p>39902</text:p>
          </table:table-cell>
          <table:table-cell table:formula="of:=([.C35]/[.B35]) * 100" office:value-type="float" office:value="33.3910744022963" calcext:value-type="float">
            <text:p>33.3910744022963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19902" calcext:value-type="float">
            <text:p>119902</text:p>
          </table:table-cell>
          <table:table-cell office:value-type="float" office:value="39996" calcext:value-type="float">
            <text:p>39996</text:p>
          </table:table-cell>
          <table:table-cell table:formula="of:=([.I35]/[.H35]) * 100" office:value-type="float" office:value="33.3572417474271" calcext:value-type="float">
            <text:p>33.3572417474271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48959" calcext:value-type="float">
            <text:p>148959</text:p>
          </table:table-cell>
          <table:table-cell office:value-type="float" office:value="49816" calcext:value-type="float">
            <text:p>49816</text:p>
          </table:table-cell>
          <table:table-cell table:formula="of:=([.C36]/[.B36]) * 100" office:value-type="float" office:value="33.4427594170208" calcext:value-type="float">
            <text:p>33.4427594170208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149881" calcext:value-type="float">
            <text:p>149881</text:p>
          </table:table-cell>
          <table:table-cell office:value-type="float" office:value="49997" calcext:value-type="float">
            <text:p>49997</text:p>
          </table:table-cell>
          <table:table-cell table:formula="of:=([.I36]/[.H36]) * 100" office:value-type="float" office:value="33.3577971857674" calcext:value-type="float">
            <text:p>33.3577971857674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78619" calcext:value-type="float">
            <text:p>178619</text:p>
          </table:table-cell>
          <table:table-cell office:value-type="float" office:value="59702" calcext:value-type="float">
            <text:p>59702</text:p>
          </table:table-cell>
          <table:table-cell table:formula="of:=([.C37]/[.B37]) * 100" office:value-type="float" office:value="33.4242157889138" calcext:value-type="float">
            <text:p>33.4242157889138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79906" calcext:value-type="float">
            <text:p>179906</text:p>
          </table:table-cell>
          <table:table-cell office:value-type="float" office:value="59997" calcext:value-type="float">
            <text:p>59997</text:p>
          </table:table-cell>
          <table:table-cell table:formula="of:=([.I37]/[.H37]) * 100" office:value-type="float" office:value="33.3490822985337" calcext:value-type="float">
            <text:p>33.3490822985337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06552" calcext:value-type="float">
            <text:p>206552</text:p>
          </table:table-cell>
          <table:table-cell office:value-type="float" office:value="69178" calcext:value-type="float">
            <text:p>69178</text:p>
          </table:table-cell>
          <table:table-cell table:formula="of:=([.C38]/[.B38]) * 100" office:value-type="float" office:value="33.4918083581858" calcext:value-type="float">
            <text:p>33.4918083581858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  <table:table-cell office:value-type="float" office:value="209880" calcext:value-type="float">
            <text:p>209880</text:p>
          </table:table-cell>
          <table:table-cell office:value-type="float" office:value="70000" calcext:value-type="float">
            <text:p>70000</text:p>
          </table:table-cell>
          <table:table-cell table:formula="of:=([.I38]/[.H38]) * 100" office:value-type="float" office:value="33.3523918429579" calcext:value-type="float">
            <text:p>33.3523918429579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36350" calcext:value-type="float">
            <text:p>236350</text:p>
          </table:table-cell>
          <table:table-cell office:value-type="float" office:value="79369" calcext:value-type="float">
            <text:p>79369</text:p>
          </table:table-cell>
          <table:table-cell table:formula="of:=([.C39]/[.B39]) * 100" office:value-type="float" office:value="33.5811296805585" calcext:value-type="float">
            <text:p>33.5811296805585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239892" calcext:value-type="float">
            <text:p>239892</text:p>
          </table:table-cell>
          <table:table-cell office:value-type="float" office:value="80003" calcext:value-type="float">
            <text:p>80003</text:p>
          </table:table-cell>
          <table:table-cell table:formula="of:=([.I39]/[.H39]) * 100" office:value-type="float" office:value="33.3495906491254" calcext:value-type="float">
            <text:p>33.3495906491254</text:p>
          </table:table-cell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1266" calcext:value-type="float">
            <text:p>281266</text:p>
          </table:table-cell>
          <table:table-cell office:value-type="float" office:value="94541" calcext:value-type="float">
            <text:p>94541</text:p>
          </table:table-cell>
          <table:table-cell table:formula="of:=([.C40]/[.B40]) * 100" office:value-type="float" office:value="33.6126655905797" calcext:value-type="float">
            <text:p>33.6126655905797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299863" calcext:value-type="float">
            <text:p>299863</text:p>
          </table:table-cell>
          <table:table-cell office:value-type="float" office:value="100007" calcext:value-type="float">
            <text:p>100007</text:p>
          </table:table-cell>
          <table:table-cell table:formula="of:=([.I40]/[.H40]) * 100" office:value-type="float" office:value="33.3508969095887" calcext:value-type="float">
            <text:p>33.3508969095887</text:p>
          </table:table-cell>
          <table:table-cell table:number-columns-repeated="6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50210" calcext:value-type="float">
            <text:p>350210</text:p>
          </table:table-cell>
          <table:table-cell office:value-type="float" office:value="118137" calcext:value-type="float">
            <text:p>118137</text:p>
          </table:table-cell>
          <table:table-cell table:formula="of:=([.C41]/[.B41]) * 100" office:value-type="float" office:value="33.7331886582336" calcext:value-type="float">
            <text:p>33.7331886582336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359920" calcext:value-type="float">
            <text:p>359920</text:p>
          </table:table-cell>
          <table:table-cell office:value-type="float" office:value="120017" calcext:value-type="float">
            <text:p>120017</text:p>
          </table:table-cell>
          <table:table-cell table:formula="of:=([.I41]/[.H41]) * 100" office:value-type="float" office:value="33.3454656590353" calcext:value-type="float">
            <text:p>33.345465659035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 cube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([.C44]/[.B44])*100" office:value-type="float" office:value="66.6666666666667" calcext:value-type="float">
            <text:p>66.666666666666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([.I44]/[.H44])*100" office:value-type="float" office:value="46.6666666666667" calcext:value-type="float">
            <text:p>46.666666666666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57" calcext:value-type="float">
            <text:p>57</text:p>
          </table:table-cell>
          <table:table-cell table:formula="of:=([.C45]/[.B45])*100" office:value-type="float" office:value="32.5714285714286" calcext:value-type="float">
            <text:p>32.571428571428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66" calcext:value-type="float">
            <text:p>266</text:p>
          </table:table-cell>
          <table:table-cell office:value-type="float" office:value="57" calcext:value-type="float">
            <text:p>57</text:p>
          </table:table-cell>
          <table:table-cell table:formula="of:=([.I45]/[.H45])*100" office:value-type="float" office:value="21.4285714285714" calcext:value-type="float">
            <text:p>21.4285714285714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12" calcext:value-type="float">
            <text:p>712</text:p>
          </table:table-cell>
          <table:table-cell office:value-type="float" office:value="137" calcext:value-type="float">
            <text:p>137</text:p>
          </table:table-cell>
          <table:table-cell table:formula="of:=([.C46]/[.B46])*100" office:value-type="float" office:value="19.2415730337079" calcext:value-type="float">
            <text:p>19.241573033707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815" calcext:value-type="float">
            <text:p>815</text:p>
          </table:table-cell>
          <table:table-cell office:value-type="float" office:value="129" calcext:value-type="float">
            <text:p>129</text:p>
          </table:table-cell>
          <table:table-cell table:formula="of:=([.I46]/[.H46])*100" office:value-type="float" office:value="15.8282208588957" calcext:value-type="float">
            <text:p>15.8282208588957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81" calcext:value-type="float">
            <text:p>981</text:p>
          </table:table-cell>
          <table:table-cell office:value-type="float" office:value="162" calcext:value-type="float">
            <text:p>162</text:p>
          </table:table-cell>
          <table:table-cell table:formula="of:=([.C47]/[.B47])*100" office:value-type="float" office:value="16.5137614678899" calcext:value-type="float">
            <text:p>16.513761467889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59" calcext:value-type="float">
            <text:p>1259</text:p>
          </table:table-cell>
          <table:table-cell office:value-type="float" office:value="177" calcext:value-type="float">
            <text:p>177</text:p>
          </table:table-cell>
          <table:table-cell table:formula="of:=([.I47]/[.H47])*100" office:value-type="float" office:value="14.0587768069897" calcext:value-type="float">
            <text:p>14.0587768069897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24" calcext:value-type="float">
            <text:p>1524</text:p>
          </table:table-cell>
          <table:table-cell office:value-type="float" office:value="214" calcext:value-type="float">
            <text:p>214</text:p>
          </table:table-cell>
          <table:table-cell table:formula="of:=([.C48]/[.B48])*100" office:value-type="float" office:value="14.0419947506562" calcext:value-type="float">
            <text:p>14.0419947506562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727" calcext:value-type="float">
            <text:p>1727</text:p>
          </table:table-cell>
          <table:table-cell office:value-type="float" office:value="216" calcext:value-type="float">
            <text:p>216</text:p>
          </table:table-cell>
          <table:table-cell table:formula="of:=([.I48]/[.H48])*100" office:value-type="float" office:value="12.507237984945" calcext:value-type="float">
            <text:p>12.507237984945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25" calcext:value-type="float">
            <text:p>1825</text:p>
          </table:table-cell>
          <table:table-cell office:value-type="float" office:value="256" calcext:value-type="float">
            <text:p>256</text:p>
          </table:table-cell>
          <table:table-cell table:formula="of:=([.C49]/[.B49])*100" office:value-type="float" office:value="14.027397260274" calcext:value-type="float">
            <text:p>14.02739726027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123" calcext:value-type="float">
            <text:p>2123</text:p>
          </table:table-cell>
          <table:table-cell office:value-type="float" office:value="227" calcext:value-type="float">
            <text:p>227</text:p>
          </table:table-cell>
          <table:table-cell table:formula="of:=([.I49]/[.H49])*100" office:value-type="float" office:value="10.6924163918983" calcext:value-type="float">
            <text:p>10.6924163918983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645" calcext:value-type="float">
            <text:p>2645</text:p>
          </table:table-cell>
          <table:table-cell office:value-type="float" office:value="296" calcext:value-type="float">
            <text:p>296</text:p>
          </table:table-cell>
          <table:table-cell table:formula="of:=([.C50]/[.B50])*100" office:value-type="float" office:value="11.1909262759924" calcext:value-type="float">
            <text:p>11.1909262759924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2815" calcext:value-type="float">
            <text:p>2815</text:p>
          </table:table-cell>
          <table:table-cell office:value-type="float" office:value="283" calcext:value-type="float">
            <text:p>283</text:p>
          </table:table-cell>
          <table:table-cell table:formula="of:=([.I50]/[.H50])*100" office:value-type="float" office:value="10.0532859680284" calcext:value-type="float">
            <text:p>10.0532859680284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810" calcext:value-type="float">
            <text:p>2810</text:p>
          </table:table-cell>
          <table:table-cell office:value-type="float" office:value="293" calcext:value-type="float">
            <text:p>293</text:p>
          </table:table-cell>
          <table:table-cell table:formula="of:=([.C51]/[.B51])*100" office:value-type="float" office:value="10.4270462633452" calcext:value-type="float">
            <text:p>10.4270462633452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2953" calcext:value-type="float">
            <text:p>2953</text:p>
          </table:table-cell>
          <table:table-cell office:value-type="float" office:value="320" calcext:value-type="float">
            <text:p>320</text:p>
          </table:table-cell>
          <table:table-cell table:formula="of:=([.I51]/[.H51])*100" office:value-type="float" office:value="10.8364375211649" calcext:value-type="float">
            <text:p>10.8364375211649</text:p>
          </table:table-cell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546" calcext:value-type="float">
            <text:p>3546</text:p>
          </table:table-cell>
          <table:table-cell office:value-type="float" office:value="374" calcext:value-type="float">
            <text:p>374</text:p>
          </table:table-cell>
          <table:table-cell table:formula="of:=([.C52]/[.B52])*100" office:value-type="float" office:value="10.5470953186689" calcext:value-type="float">
            <text:p>10.5470953186689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3638" calcext:value-type="float">
            <text:p>3638</text:p>
          </table:table-cell>
          <table:table-cell office:value-type="float" office:value="338" calcext:value-type="float">
            <text:p>338</text:p>
          </table:table-cell>
          <table:table-cell table:formula="of:=([.I52]/[.H52])*100" office:value-type="float" office:value="9.29081913139087" calcext:value-type="float">
            <text:p>9.29081913139087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436" calcext:value-type="float">
            <text:p>4436</text:p>
          </table:table-cell>
          <table:table-cell office:value-type="float" office:value="379" calcext:value-type="float">
            <text:p>379</text:p>
          </table:table-cell>
          <table:table-cell table:formula="of:=([.C53]/[.B53])*100" office:value-type="float" office:value="8.54373309287647" calcext:value-type="float">
            <text:p>8.54373309287647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4342" calcext:value-type="float">
            <text:p>4342</text:p>
          </table:table-cell>
          <table:table-cell office:value-type="float" office:value="393" calcext:value-type="float">
            <text:p>393</text:p>
          </table:table-cell>
          <table:table-cell table:formula="of:=([.I53]/[.H53])*100" office:value-type="float" office:value="9.05112851220636" calcext:value-type="float">
            <text:p>9.05112851220636</text:p>
          </table:table-cell>
          <table:table-cell table:number-columns-repeated="6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4844" calcext:value-type="float">
            <text:p>4844</text:p>
          </table:table-cell>
          <table:table-cell office:value-type="float" office:value="414" calcext:value-type="float">
            <text:p>414</text:p>
          </table:table-cell>
          <table:table-cell table:formula="of:=([.C54]/[.B54])*100" office:value-type="float" office:value="8.54665565648225" calcext:value-type="float">
            <text:p>8.54665565648225</text:p>
          </table:table-cell>
          <table:table-cell table:number-columns-repeated="2"/>
          <table:table-cell office:value-type="float" office:value="150000" calcext:value-type="float">
            <text:p>150000</text:p>
          </table:table-cell>
          <table:table-cell office:value-type="float" office:value="4845" calcext:value-type="float">
            <text:p>4845</text:p>
          </table:table-cell>
          <table:table-cell office:value-type="float" office:value="398" calcext:value-type="float">
            <text:p>398</text:p>
          </table:table-cell>
          <table:table-cell table:formula="of:=([.I54]/[.H54])*100" office:value-type="float" office:value="8.21465428276574" calcext:value-type="float">
            <text:p>8.21465428276574</text:p>
          </table:table-cell>
          <table:table-cell table:number-columns-repeated="6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317" calcext:value-type="float">
            <text:p>5317</text:p>
          </table:table-cell>
          <table:table-cell office:value-type="float" office:value="426" calcext:value-type="float">
            <text:p>426</text:p>
          </table:table-cell>
          <table:table-cell table:formula="of:=([.C55]/[.B55])*100" office:value-type="float" office:value="8.01203686289261" calcext:value-type="float">
            <text:p>8.01203686289261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5110" calcext:value-type="float">
            <text:p>5110</text:p>
          </table:table-cell>
          <table:table-cell office:value-type="float" office:value="430" calcext:value-type="float">
            <text:p>430</text:p>
          </table:table-cell>
          <table:table-cell table:formula="of:=([.I55]/[.H55])*100" office:value-type="float" office:value="8.41487279843444" calcext:value-type="float">
            <text:p>8.41487279843444</text:p>
          </table:table-cell>
          <table:table-cell table:number-columns-repeated="6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556" calcext:value-type="float">
            <text:p>6556</text:p>
          </table:table-cell>
          <table:table-cell office:value-type="float" office:value="451" calcext:value-type="float">
            <text:p>451</text:p>
          </table:table-cell>
          <table:table-cell table:formula="of:=([.C56]/[.B56])*100" office:value-type="float" office:value="6.87919463087248" calcext:value-type="float">
            <text:p>6.87919463087248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  <table:table-cell office:value-type="float" office:value="5821" calcext:value-type="float">
            <text:p>5821</text:p>
          </table:table-cell>
          <table:table-cell office:value-type="float" office:value="449" calcext:value-type="float">
            <text:p>449</text:p>
          </table:table-cell>
          <table:table-cell table:formula="of:=([.I56]/[.H56])*100" office:value-type="float" office:value="7.713451297028" calcext:value-type="float">
            <text:p>7.713451297028</text:p>
          </table:table-cell>
          <table:table-cell table:number-columns-repeated="6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7940" calcext:value-type="float">
            <text:p>7940</text:p>
          </table:table-cell>
          <table:table-cell office:value-type="float" office:value="503" calcext:value-type="float">
            <text:p>503</text:p>
          </table:table-cell>
          <table:table-cell table:formula="of:=([.C57]/[.B57])*100" office:value-type="float" office:value="6.33501259445844" calcext:value-type="float">
            <text:p>6.33501259445844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6621" calcext:value-type="float">
            <text:p>6621</text:p>
          </table:table-cell>
          <table:table-cell office:value-type="float" office:value="517" calcext:value-type="float">
            <text:p>517</text:p>
          </table:table-cell>
          <table:table-cell table:formula="of:=([.I57]/[.H57])*100" office:value-type="float" office:value="7.80848814378493" calcext:value-type="float">
            <text:p>7.80848814378493</text:p>
          </table:table-cell>
          <table:table-cell table:number-columns-repeated="6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8382" calcext:value-type="float">
            <text:p>8382</text:p>
          </table:table-cell>
          <table:table-cell office:value-type="float" office:value="505" calcext:value-type="float">
            <text:p>505</text:p>
          </table:table-cell>
          <table:table-cell table:formula="of:=([.C58]/[.B58])*100" office:value-type="float" office:value="6.02481507993319" calcext:value-type="float">
            <text:p>6.02481507993319</text:p>
          </table:table-cell>
          <table:table-cell table:number-columns-repeated="2"/>
          <table:table-cell office:value-type="float" office:value="600000" calcext:value-type="float">
            <text:p>600000</text:p>
          </table:table-cell>
          <table:table-cell office:value-type="float" office:value="6615" calcext:value-type="float">
            <text:p>6615</text:p>
          </table:table-cell>
          <table:table-cell office:value-type="float" office:value="517" calcext:value-type="float">
            <text:p>517</text:p>
          </table:table-cell>
          <table:table-cell table:formula="of:=([.I58]/[.H58])*100" office:value-type="float" office:value="7.81557067271353" calcext:value-type="float">
            <text:p>7.81557067271353</text:p>
          </table:table-cell>
          <table:table-cell table:number-columns-repeated="6"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7941" calcext:value-type="float">
            <text:p>7941</text:p>
          </table:table-cell>
          <table:table-cell office:value-type="float" office:value="583" calcext:value-type="float">
            <text:p>583</text:p>
          </table:table-cell>
          <table:table-cell table:formula="of:=([.C59]/[.B59])*100" office:value-type="float" office:value="7.34164462913991" calcext:value-type="float">
            <text:p>7.34164462913991</text:p>
          </table:table-cell>
          <table:table-cell table:number-columns-repeated="2"/>
          <table:table-cell office:value-type="float" office:value="700000" calcext:value-type="float">
            <text:p>700000</text:p>
          </table:table-cell>
          <table:table-cell office:value-type="float" office:value="6979" calcext:value-type="float">
            <text:p>6979</text:p>
          </table:table-cell>
          <table:table-cell office:value-type="float" office:value="540" calcext:value-type="float">
            <text:p>540</text:p>
          </table:table-cell>
          <table:table-cell table:formula="of:=([.I59]/[.H59])*100" office:value-type="float" office:value="7.73749820891245" calcext:value-type="float">
            <text:p>7.73749820891245</text:p>
          </table:table-cell>
          <table:table-cell table:number-columns-repeated="6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8655" calcext:value-type="float">
            <text:p>8655</text:p>
          </table:table-cell>
          <table:table-cell office:value-type="float" office:value="538" calcext:value-type="float">
            <text:p>538</text:p>
          </table:table-cell>
          <table:table-cell table:formula="of:=([.C60]/[.B60])*100" office:value-type="float" office:value="6.21606008087811" calcext:value-type="float">
            <text:p>6.21606008087811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office:value-type="float" office:value="6816" calcext:value-type="float">
            <text:p>6816</text:p>
          </table:table-cell>
          <table:table-cell office:value-type="float" office:value="544" calcext:value-type="float">
            <text:p>544</text:p>
          </table:table-cell>
          <table:table-cell table:formula="of:=([.I60]/[.H60])*100" office:value-type="float" office:value="7.981220657277" calcext:value-type="float">
            <text:p>7.981220657277</text:p>
          </table:table-cell>
          <table:table-cell table:number-columns-repeated="6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9802" calcext:value-type="float">
            <text:p>9802</text:p>
          </table:table-cell>
          <table:table-cell office:value-type="float" office:value="573" calcext:value-type="float">
            <text:p>573</text:p>
          </table:table-cell>
          <table:table-cell table:formula="of:=([.C61]/[.B61])*100" office:value-type="float" office:value="5.84574576617017" calcext:value-type="float">
            <text:p>5.84574576617017</text:p>
          </table:table-cell>
          <table:table-cell table:number-columns-repeated="2"/>
          <table:table-cell office:value-type="float" office:value="900000" calcext:value-type="float">
            <text:p>900000</text:p>
          </table:table-cell>
          <table:table-cell office:value-type="float" office:value="7654" calcext:value-type="float">
            <text:p>7654</text:p>
          </table:table-cell>
          <table:table-cell office:value-type="float" office:value="577" calcext:value-type="float">
            <text:p>577</text:p>
          </table:table-cell>
          <table:table-cell table:formula="of:=([.I61]/[.H61])*100" office:value-type="float" office:value="7.5385419388555" calcext:value-type="float">
            <text:p>7.5385419388555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513" calcext:value-type="float">
            <text:p>9513</text:p>
          </table:table-cell>
          <table:table-cell office:value-type="float" office:value="614" calcext:value-type="float">
            <text:p>614</text:p>
          </table:table-cell>
          <table:table-cell table:formula="of:=([.C62]/[.B62])*100" office:value-type="float" office:value="6.45432565962367" calcext:value-type="float">
            <text:p>6.45432565962367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7576" calcext:value-type="float">
            <text:p>7576</text:p>
          </table:table-cell>
          <table:table-cell office:value-type="float" office:value="548" calcext:value-type="float">
            <text:p>548</text:p>
          </table:table-cell>
          <table:table-cell table:formula="of:=([.I62]/[.H62])*100" office:value-type="float" office:value="7.23336853220697" calcext:value-type="float">
            <text:p>7.23336853220697</text:p>
          </table:table-cell>
          <table:table-cell table:number-columns-repeated="6"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10525" calcext:value-type="float">
            <text:p>10525</text:p>
          </table:table-cell>
          <table:table-cell office:value-type="float" office:value="529" calcext:value-type="float">
            <text:p>529</text:p>
          </table:table-cell>
          <table:table-cell table:formula="of:=([.C63]/[.B63])*100" office:value-type="float" office:value="5.02612826603325" calcext:value-type="float">
            <text:p>5.02612826603325</text:p>
          </table:table-cell>
          <table:table-cell table:number-columns-repeated="2"/>
          <table:table-cell office:value-type="float" office:value="1100000" calcext:value-type="float">
            <text:p>1100000</text:p>
          </table:table-cell>
          <table:table-cell office:value-type="float" office:value="7891" calcext:value-type="float">
            <text:p>7891</text:p>
          </table:table-cell>
          <table:table-cell office:value-type="float" office:value="569" calcext:value-type="float">
            <text:p>569</text:p>
          </table:table-cell>
          <table:table-cell table:formula="of:=([.I63]/[.H63])*100" office:value-type="float" office:value="7.21074641997212" calcext:value-type="float">
            <text:p>7.21074641997212</text:p>
          </table:table-cell>
          <table:table-cell table:number-columns-repeated="6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9689" calcext:value-type="float">
            <text:p>9689</text:p>
          </table:table-cell>
          <table:table-cell office:value-type="float" office:value="584" calcext:value-type="float">
            <text:p>584</text:p>
          </table:table-cell>
          <table:table-cell table:formula="of:=([.C64]/[.B64])*100" office:value-type="float" office:value="6.02745381360305" calcext:value-type="float">
            <text:p>6.02745381360305</text:p>
          </table:table-cell>
          <table:table-cell table:number-columns-repeated="2"/>
          <table:table-cell office:value-type="float" office:value="1200000" calcext:value-type="float">
            <text:p>1200000</text:p>
          </table:table-cell>
          <table:table-cell office:value-type="float" office:value="7928" calcext:value-type="float">
            <text:p>7928</text:p>
          </table:table-cell>
          <table:table-cell office:value-type="float" office:value="590" calcext:value-type="float">
            <text:p>590</text:p>
          </table:table-cell>
          <table:table-cell table:formula="of:=([.I64]/[.H64])*100" office:value-type="float" office:value="7.44197780020182" calcext:value-type="float">
            <text:p>7.44197780020182</text:p>
          </table:table-cell>
          <table:table-cell table:number-columns-repeated="6"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10203" calcext:value-type="float">
            <text:p>10203</text:p>
          </table:table-cell>
          <table:table-cell office:value-type="float" office:value="546" calcext:value-type="float">
            <text:p>546</text:p>
          </table:table-cell>
          <table:table-cell table:formula="of:=([.C65]/[.B65])*100" office:value-type="float" office:value="5.35136724492796" calcext:value-type="float">
            <text:p>5.35136724492796</text:p>
          </table:table-cell>
          <table:table-cell table:number-columns-repeated="2"/>
          <table:table-cell office:value-type="float" office:value="1300000" calcext:value-type="float">
            <text:p>1300000</text:p>
          </table:table-cell>
          <table:table-cell office:value-type="float" office:value="7973" calcext:value-type="float">
            <text:p>7973</text:p>
          </table:table-cell>
          <table:table-cell office:value-type="float" office:value="589" calcext:value-type="float">
            <text:p>589</text:p>
          </table:table-cell>
          <table:table-cell table:formula="of:=([.I65]/[.H65])*100" office:value-type="float" office:value="7.38743258497429" calcext:value-type="float">
            <text:p>7.38743258497429</text:p>
          </table:table-cell>
          <table:table-cell table:number-columns-repeated="6"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8689" calcext:value-type="float">
            <text:p>8689</text:p>
          </table:table-cell>
          <table:table-cell office:value-type="float" office:value="584" calcext:value-type="float">
            <text:p>584</text:p>
          </table:table-cell>
          <table:table-cell table:formula="of:=([.C66]/[.B66])*100" office:value-type="float" office:value="6.72114167338014" calcext:value-type="float">
            <text:p>6.72114167338014</text:p>
          </table:table-cell>
          <table:table-cell table:number-columns-repeated="2"/>
          <table:table-cell office:value-type="float" office:value="1400000" calcext:value-type="float">
            <text:p>1400000</text:p>
          </table:table-cell>
          <table:table-cell office:value-type="float" office:value="8094" calcext:value-type="float">
            <text:p>8094</text:p>
          </table:table-cell>
          <table:table-cell office:value-type="float" office:value="602" calcext:value-type="float">
            <text:p>602</text:p>
          </table:table-cell>
          <table:table-cell table:formula="of:=([.I66]/[.H66])*100" office:value-type="float" office:value="7.43760810476896" calcext:value-type="float">
            <text:p>7.43760810476896</text:p>
          </table:table-cell>
          <table:table-cell table:number-columns-repeated="6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0557" calcext:value-type="float">
            <text:p>10557</text:p>
          </table:table-cell>
          <table:table-cell office:value-type="float" office:value="632" calcext:value-type="float">
            <text:p>632</text:p>
          </table:table-cell>
          <table:table-cell table:formula="of:=([.C67]/[.B67])*100" office:value-type="float" office:value="5.9865492090556" calcext:value-type="float">
            <text:p>5.9865492090556</text:p>
          </table:table-cell>
          <table:table-cell table:number-columns-repeated="2"/>
          <table:table-cell office:value-type="float" office:value="1500000" calcext:value-type="float">
            <text:p>1500000</text:p>
          </table:table-cell>
          <table:table-cell office:value-type="float" office:value="8304" calcext:value-type="float">
            <text:p>8304</text:p>
          </table:table-cell>
          <table:table-cell office:value-type="float" office:value="606" calcext:value-type="float">
            <text:p>606</text:p>
          </table:table-cell>
          <table:table-cell table:formula="of:=([.I67]/[.H67])*100" office:value-type="float" office:value="7.29768786127168" calcext:value-type="float">
            <text:p>7.29768786127168</text:p>
          </table:table-cell>
          <table:table-cell table:number-columns-repeated="6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1446" calcext:value-type="float">
            <text:p>11446</text:p>
          </table:table-cell>
          <table:table-cell office:value-type="float" office:value="633" calcext:value-type="float">
            <text:p>633</text:p>
          </table:table-cell>
          <table:table-cell table:formula="of:=([.C68]/[.B68])*100" office:value-type="float" office:value="5.53031626769177" calcext:value-type="float">
            <text:p>5.53031626769177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  <table:table-cell office:value-type="float" office:value="9085" calcext:value-type="float">
            <text:p>9085</text:p>
          </table:table-cell>
          <table:table-cell office:value-type="float" office:value="635" calcext:value-type="float">
            <text:p>635</text:p>
          </table:table-cell>
          <table:table-cell table:formula="of:=([.I68]/[.H68])*100" office:value-type="float" office:value="6.989543203082" calcext:value-type="float">
            <text:p>6.989543203082</text:p>
          </table:table-cell>
          <table:table-cell table:number-columns-repeated="6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2790" calcext:value-type="float">
            <text:p>12790</text:p>
          </table:table-cell>
          <table:table-cell office:value-type="float" office:value="626" calcext:value-type="float">
            <text:p>626</text:p>
          </table:table-cell>
          <table:table-cell table:formula="of:=([.C69]/[.B69])*100" office:value-type="float" office:value="4.89444878811572" calcext:value-type="float">
            <text:p>4.89444878811572</text:p>
          </table:table-cell>
          <table:table-cell table:number-columns-repeated="2"/>
          <table:table-cell office:value-type="float" office:value="3000000" calcext:value-type="float">
            <text:p>3000000</text:p>
          </table:table-cell>
          <table:table-cell office:value-type="float" office:value="9954" calcext:value-type="float">
            <text:p>9954</text:p>
          </table:table-cell>
          <table:table-cell office:value-type="float" office:value="647" calcext:value-type="float">
            <text:p>647</text:p>
          </table:table-cell>
          <table:table-cell table:formula="of:=([.I69]/[.H69])*100" office:value-type="float" office:value="6.49989953787422" calcext:value-type="float">
            <text:p>6.49989953787422</text:p>
          </table:table-cell>
          <table:table-cell table:number-columns-repeated="6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4014" calcext:value-type="float">
            <text:p>14014</text:p>
          </table:table-cell>
          <table:table-cell office:value-type="float" office:value="708" calcext:value-type="float">
            <text:p>708</text:p>
          </table:table-cell>
          <table:table-cell table:formula="of:=([.C70]/[.B70])*100" office:value-type="float" office:value="5.05209076637648" calcext:value-type="float">
            <text:p>5.05209076637648</text:p>
          </table:table-cell>
          <table:table-cell table:number-columns-repeated="2"/>
          <table:table-cell office:value-type="float" office:value="4000000" calcext:value-type="float">
            <text:p>4000000</text:p>
          </table:table-cell>
          <table:table-cell office:value-type="float" office:value="10175" calcext:value-type="float">
            <text:p>10175</text:p>
          </table:table-cell>
          <table:table-cell office:value-type="float" office:value="681" calcext:value-type="float">
            <text:p>681</text:p>
          </table:table-cell>
          <table:table-cell table:formula="of:=([.I70]/[.H70])*100" office:value-type="float" office:value="6.69287469287469" calcext:value-type="float">
            <text:p>6.69287469287469</text:p>
          </table:table-cell>
          <table:table-cell table:number-columns-repeated="6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4638" calcext:value-type="float">
            <text:p>14638</text:p>
          </table:table-cell>
          <table:table-cell office:value-type="float" office:value="733" calcext:value-type="float">
            <text:p>733</text:p>
          </table:table-cell>
          <table:table-cell table:formula="of:=([.C71]/[.B71])*100" office:value-type="float" office:value="5.00751468779888" calcext:value-type="float">
            <text:p>5.00751468779888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office:value-type="float" office:value="10894" calcext:value-type="float">
            <text:p>10894</text:p>
          </table:table-cell>
          <table:table-cell office:value-type="float" office:value="698" calcext:value-type="float">
            <text:p>698</text:p>
          </table:table-cell>
          <table:table-cell table:formula="of:=([.I71]/[.H71])*100" office:value-type="float" office:value="6.40719662199376" calcext:value-type="float">
            <text:p>6.40719662199376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 sphere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([.C75]/[.B75])*100" office:value-type="float" office:value="61.1111111111111" calcext:value-type="float">
            <text:p>61.11111111111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formula="of:=([.I75]/[.H75])*100" office:value-type="float" office:value="43.75" calcext:value-type="float">
            <text:p>43.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124" calcext:value-type="float">
            <text:p>124</text:p>
          </table:table-cell>
          <table:table-cell table:formula="of:=([.O75]/[.N75])*100" office:value-type="float" office:value="42.7586206896552" calcext:value-type="float">
            <text:p>42.75862068965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table:formula="of:=([.C76]/[.B76])*100" office:value-type="float" office:value="32.3943661971831" calcext:value-type="float">
            <text:p>32.394366197183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56" calcext:value-type="float">
            <text:p>56</text:p>
          </table:table-cell>
          <table:table-cell table:formula="of:=([.I76]/[.H76])*100" office:value-type="float" office:value="29.0155440414508" calcext:value-type="float">
            <text:p>29.015544041450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20" calcext:value-type="float">
            <text:p>6020</text:p>
          </table:table-cell>
          <table:table-cell office:value-type="float" office:value="725" calcext:value-type="float">
            <text:p>725</text:p>
          </table:table-cell>
          <table:table-cell table:formula="of:=([.O76]/[.N76])*100" office:value-type="float" office:value="12.0431893687708" calcext:value-type="float">
            <text:p>12.04318936877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15" calcext:value-type="float">
            <text:p>715</text:p>
          </table:table-cell>
          <table:table-cell office:value-type="float" office:value="158" calcext:value-type="float">
            <text:p>158</text:p>
          </table:table-cell>
          <table:table-cell table:formula="of:=([.C77]/[.B77])*100" office:value-type="float" office:value="22.0979020979021" calcext:value-type="float">
            <text:p>22.097902097902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808" calcext:value-type="float">
            <text:p>808</text:p>
          </table:table-cell>
          <table:table-cell office:value-type="float" office:value="154" calcext:value-type="float">
            <text:p>154</text:p>
          </table:table-cell>
          <table:table-cell table:formula="of:=([.I77]/[.H77])*100" office:value-type="float" office:value="19.0594059405941" calcext:value-type="float">
            <text:p>19.059405940594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3363" calcext:value-type="float">
            <text:p>73363</text:p>
          </table:table-cell>
          <table:table-cell office:value-type="float" office:value="2826" calcext:value-type="float">
            <text:p>2826</text:p>
          </table:table-cell>
          <table:table-cell table:formula="of:=([.O77]/[.N77])*100" office:value-type="float" office:value="3.85207802298161" calcext:value-type="float">
            <text:p>3.852078022981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83" calcext:value-type="float">
            <text:p>1083</text:p>
          </table:table-cell>
          <table:table-cell office:value-type="float" office:value="222" calcext:value-type="float">
            <text:p>222</text:p>
          </table:table-cell>
          <table:table-cell table:formula="of:=([.C78]/[.B78])*100" office:value-type="float" office:value="20.4986149584488" calcext:value-type="float">
            <text:p>20.49861495844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21" calcext:value-type="float">
            <text:p>1121</text:p>
          </table:table-cell>
          <table:table-cell office:value-type="float" office:value="208" calcext:value-type="float">
            <text:p>208</text:p>
          </table:table-cell>
          <table:table-cell table:formula="of:=([.I78]/[.H78])*100" office:value-type="float" office:value="18.5548617305977" calcext:value-type="float">
            <text:p>18.554861730597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226234" calcext:value-type="float">
            <text:p>226234</text:p>
          </table:table-cell>
          <table:table-cell office:value-type="float" office:value="6366" calcext:value-type="float">
            <text:p>6366</text:p>
          </table:table-cell>
          <table:table-cell table:formula="of:=([.O78]/[.N78])*100" office:value-type="float" office:value="2.81390065153779" calcext:value-type="float">
            <text:p>2.8139006515377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65" calcext:value-type="float">
            <text:p>1965</text:p>
          </table:table-cell>
          <table:table-cell office:value-type="float" office:value="360" calcext:value-type="float">
            <text:p>360</text:p>
          </table:table-cell>
          <table:table-cell table:formula="of:=([.C79]/[.B79])*100" office:value-type="float" office:value="18.3206106870229" calcext:value-type="float">
            <text:p>18.3206106870229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877" calcext:value-type="float">
            <text:p>1877</text:p>
          </table:table-cell>
          <table:table-cell office:value-type="float" office:value="346" calcext:value-type="float">
            <text:p>346</text:p>
          </table:table-cell>
          <table:table-cell table:formula="of:=([.I79]/[.H79])*100" office:value-type="float" office:value="18.4336707511987" calcext:value-type="float">
            <text:p>18.433670751198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439788" calcext:value-type="float">
            <text:p>439788</text:p>
          </table:table-cell>
          <table:table-cell office:value-type="float" office:value="10609" calcext:value-type="float">
            <text:p>10609</text:p>
          </table:table-cell>
          <table:table-cell table:formula="of:=([.O79]/[.N79])*100" office:value-type="float" office:value="2.41229865298735" calcext:value-type="float">
            <text:p>2.4122986529873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091" calcext:value-type="float">
            <text:p>3091</text:p>
          </table:table-cell>
          <table:table-cell office:value-type="float" office:value="525" calcext:value-type="float">
            <text:p>525</text:p>
          </table:table-cell>
          <table:table-cell table:formula="of:=([.C80]/[.B80])*100" office:value-type="float" office:value="16.9847945648657" calcext:value-type="float">
            <text:p>16.984794564865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902" calcext:value-type="float">
            <text:p>2902</text:p>
          </table:table-cell>
          <table:table-cell office:value-type="float" office:value="522" calcext:value-type="float">
            <text:p>522</text:p>
          </table:table-cell>
          <table:table-cell table:formula="of:=([.I80]/[.H80])*100" office:value-type="float" office:value="17.9875947622329" calcext:value-type="float">
            <text:p>17.9875947622329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716617" calcext:value-type="float">
            <text:p>716617</text:p>
          </table:table-cell>
          <table:table-cell office:value-type="float" office:value="15369" calcext:value-type="float">
            <text:p>15369</text:p>
          </table:table-cell>
          <table:table-cell table:formula="of:=([.O80]/[.N80])*100" office:value-type="float" office:value="2.14466025785043" calcext:value-type="float">
            <text:p>2.1446602578504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635" calcext:value-type="float">
            <text:p>4635</text:p>
          </table:table-cell>
          <table:table-cell office:value-type="float" office:value="732" calcext:value-type="float">
            <text:p>732</text:p>
          </table:table-cell>
          <table:table-cell table:formula="of:=([.C81]/[.B81])*100" office:value-type="float" office:value="15.7928802588997" calcext:value-type="float">
            <text:p>15.7928802588997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4216" calcext:value-type="float">
            <text:p>4216</text:p>
          </table:table-cell>
          <table:table-cell office:value-type="float" office:value="726" calcext:value-type="float">
            <text:p>726</text:p>
          </table:table-cell>
          <table:table-cell table:formula="of:=([.I81]/[.H81])*100" office:value-type="float" office:value="17.2201138519924" calcext:value-type="float">
            <text:p>17.22011385199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189844" calcext:value-type="float">
            <text:p>1189844</text:p>
          </table:table-cell>
          <table:table-cell office:value-type="float" office:value="21570" calcext:value-type="float">
            <text:p>21570</text:p>
          </table:table-cell>
          <table:table-cell table:formula="of:=([.O81]/[.N81])*100" office:value-type="float" office:value="1.81284269198315" calcext:value-type="float">
            <text:p>1.8128426919831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875" calcext:value-type="float">
            <text:p>5875</text:p>
          </table:table-cell>
          <table:table-cell office:value-type="float" office:value="890" calcext:value-type="float">
            <text:p>890</text:p>
          </table:table-cell>
          <table:table-cell table:formula="of:=([.C82]/[.B82])*100" office:value-type="float" office:value="15.1489361702128" calcext:value-type="float">
            <text:p>15.1489361702128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5025" calcext:value-type="float">
            <text:p>5025</text:p>
          </table:table-cell>
          <table:table-cell office:value-type="float" office:value="884" calcext:value-type="float">
            <text:p>884</text:p>
          </table:table-cell>
          <table:table-cell table:formula="of:=([.I82]/[.H82])*100" office:value-type="float" office:value="17.592039800995" calcext:value-type="float">
            <text:p>17.592039800995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483740" calcext:value-type="float">
            <text:p>483740</text:p>
          </table:table-cell>
          <table:table-cell office:value-type="float" office:value="4712" calcext:value-type="float">
            <text:p>4712</text:p>
          </table:table-cell>
          <table:table-cell table:formula="of:=([.O82]/[.N82])*100" office:value-type="float" office:value="0.974076983503535" calcext:value-type="float">
            <text:p>0.9740769835035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094" calcext:value-type="float">
            <text:p>8094</text:p>
          </table:table-cell>
          <table:table-cell office:value-type="float" office:value="1152" calcext:value-type="float">
            <text:p>1152</text:p>
          </table:table-cell>
          <table:table-cell table:formula="of:=([.C83]/[.B83])*100" office:value-type="float" office:value="14.2327650111193" calcext:value-type="float">
            <text:p>14.2327650111193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6887" calcext:value-type="float">
            <text:p>6887</text:p>
          </table:table-cell>
          <table:table-cell office:value-type="float" office:value="1144" calcext:value-type="float">
            <text:p>1144</text:p>
          </table:table-cell>
          <table:table-cell table:formula="of:=([.I83]/[.H83])*100" office:value-type="float" office:value="16.6110062436475" calcext:value-type="float">
            <text:p>16.61100624364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575565" calcext:value-type="float">
            <text:p>1575565</text:p>
          </table:table-cell>
          <table:table-cell office:value-type="float" office:value="14277" calcext:value-type="float">
            <text:p>14277</text:p>
          </table:table-cell>
          <table:table-cell table:formula="of:=([.O83]/[.N83])*100" office:value-type="float" office:value="0.906151126738662" calcext:value-type="float">
            <text:p>0.90615112673866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213" calcext:value-type="float">
            <text:p>12213</text:p>
          </table:table-cell>
          <table:table-cell office:value-type="float" office:value="1624" calcext:value-type="float">
            <text:p>1624</text:p>
          </table:table-cell>
          <table:table-cell table:formula="of:=([.C84]/[.B84])*100" office:value-type="float" office:value="13.2973061491853" calcext:value-type="float">
            <text:p>13.297306149185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9217" calcext:value-type="float">
            <text:p>9217</text:p>
          </table:table-cell>
          <table:table-cell office:value-type="float" office:value="1608" calcext:value-type="float">
            <text:p>1608</text:p>
          </table:table-cell>
          <table:table-cell table:formula="of:=([.I84]/[.H84])*100" office:value-type="float" office:value="17.4460236519475" calcext:value-type="float">
            <text:p>17.4460236519475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820962" calcext:value-type="float">
            <text:p>820962</text:p>
          </table:table-cell>
          <table:table-cell office:value-type="float" office:value="6135" calcext:value-type="float">
            <text:p>6135</text:p>
          </table:table-cell>
          <table:table-cell table:formula="of:=([.O84]/[.N84])*100" office:value-type="float" office:value="0.747294028225423" calcext:value-type="float">
            <text:p>0.747294028225423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5187" calcext:value-type="float">
            <text:p>15187</text:p>
          </table:table-cell>
          <table:table-cell office:value-type="float" office:value="1986" calcext:value-type="float">
            <text:p>1986</text:p>
          </table:table-cell>
          <table:table-cell table:formula="of:=([.C85]/[.B85])*100" office:value-type="float" office:value="13.0769737275301" calcext:value-type="float">
            <text:p>13.0769737275301</text:p>
          </table:table-cell>
          <table:table-cell table:number-columns-repeated="2"/>
          <table:table-cell office:value-type="float" office:value="150000" calcext:value-type="float">
            <text:p>150000</text:p>
          </table:table-cell>
          <table:table-cell office:value-type="float" office:value="11453" calcext:value-type="float">
            <text:p>11453</text:p>
          </table:table-cell>
          <table:table-cell office:value-type="float" office:value="1974" calcext:value-type="float">
            <text:p>1974</text:p>
          </table:table-cell>
          <table:table-cell table:formula="of:=([.I85]/[.H85])*100" office:value-type="float" office:value="17.2356587793591" calcext:value-type="float">
            <text:p>17.2356587793591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970008" calcext:value-type="float">
            <text:p>970008</text:p>
          </table:table-cell>
          <table:table-cell office:value-type="float" office:value="6744" calcext:value-type="float">
            <text:p>6744</text:p>
          </table:table-cell>
          <table:table-cell table:formula="of:=([.O85]/[.N85])*100" office:value-type="float" office:value="0.695251997921667" calcext:value-type="float">
            <text:p>0.69525199792166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8212" calcext:value-type="float">
            <text:p>18212</text:p>
          </table:table-cell>
          <table:table-cell office:value-type="float" office:value="2312" calcext:value-type="float">
            <text:p>2312</text:p>
          </table:table-cell>
          <table:table-cell table:formula="of:=([.C86]/[.B86])*100" office:value-type="float" office:value="12.6949264221392" calcext:value-type="float">
            <text:p>12.6949264221392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13736" calcext:value-type="float">
            <text:p>13736</text:p>
          </table:table-cell>
          <table:table-cell office:value-type="float" office:value="2386" calcext:value-type="float">
            <text:p>2386</text:p>
          </table:table-cell>
          <table:table-cell table:formula="of:=([.I86]/[.H86])*100" office:value-type="float" office:value="17.3704135119394" calcext:value-type="float">
            <text:p>17.3704135119394</text:p>
          </table:table-cell>
          <table:table-cell table:number-columns-repeated="2"/>
          <table:table-cell office:value-type="float" office:value="17500" calcext:value-type="float">
            <text:p>17500</text:p>
          </table:table-cell>
          <table:table-cell office:value-type="float" office:value="1132031" calcext:value-type="float">
            <text:p>1132031</text:p>
          </table:table-cell>
          <table:table-cell office:value-type="float" office:value="7441" calcext:value-type="float">
            <text:p>7441</text:p>
          </table:table-cell>
          <table:table-cell table:formula="of:=([.O86]/[.N86])*100" office:value-type="float" office:value="0.657314154824382" calcext:value-type="float">
            <text:p>0.65731415482438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3116" calcext:value-type="float">
            <text:p>23116</text:p>
          </table:table-cell>
          <table:table-cell office:value-type="float" office:value="2838" calcext:value-type="float">
            <text:p>2838</text:p>
          </table:table-cell>
          <table:table-cell table:formula="of:=([.C87]/[.B87])*100" office:value-type="float" office:value="12.2772105900675" calcext:value-type="float">
            <text:p>12.2772105900675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  <table:table-cell office:value-type="float" office:value="17103" calcext:value-type="float">
            <text:p>17103</text:p>
          </table:table-cell>
          <table:table-cell office:value-type="float" office:value="2740" calcext:value-type="float">
            <text:p>2740</text:p>
          </table:table-cell>
          <table:table-cell table:formula="of:=([.I87]/[.H87])*100" office:value-type="float" office:value="16.0205811845875" calcext:value-type="float">
            <text:p>16.020581184587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312400" calcext:value-type="float">
            <text:p>1312400</text:p>
          </table:table-cell>
          <table:table-cell office:value-type="float" office:value="7762" calcext:value-type="float">
            <text:p>7762</text:p>
          </table:table-cell>
          <table:table-cell table:formula="of:=([.O87]/[.N87])*100" office:value-type="float" office:value="0.591435537945748" calcext:value-type="float">
            <text:p>0.59143553794574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0285" calcext:value-type="float">
            <text:p>30285</text:p>
          </table:table-cell>
          <table:table-cell office:value-type="float" office:value="3610" calcext:value-type="float">
            <text:p>3610</text:p>
          </table:table-cell>
          <table:table-cell table:formula="of:=([.C88]/[.B88])*100" office:value-type="float" office:value="11.9200924550107" calcext:value-type="float">
            <text:p>11.9200924550107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22245" calcext:value-type="float">
            <text:p>22245</text:p>
          </table:table-cell>
          <table:table-cell office:value-type="float" office:value="3698" calcext:value-type="float">
            <text:p>3698</text:p>
          </table:table-cell>
          <table:table-cell table:formula="of:=([.I88]/[.H88])*100" office:value-type="float" office:value="16.6239604405484" calcext:value-type="float">
            <text:p>16.6239604405484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1644897" calcext:value-type="float">
            <text:p>1644897</text:p>
          </table:table-cell>
          <table:table-cell office:value-type="float" office:value="9221" calcext:value-type="float">
            <text:p>9221</text:p>
          </table:table-cell>
          <table:table-cell table:formula="of:=([.O88]/[.N88])*100" office:value-type="float" office:value="0.560582212746452" calcext:value-type="float">
            <text:p>0.56058221274645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33993" calcext:value-type="float">
            <text:p>33993</text:p>
          </table:table-cell>
          <table:table-cell office:value-type="float" office:value="3944" calcext:value-type="float">
            <text:p>3944</text:p>
          </table:table-cell>
          <table:table-cell table:formula="of:=([.C89]/[.B89])*100" office:value-type="float" office:value="11.6023887270909" calcext:value-type="float">
            <text:p>11.6023887270909</text:p>
          </table:table-cell>
          <table:table-cell table:number-columns-repeated="2"/>
          <table:table-cell office:value-type="float" office:value="600000" calcext:value-type="float">
            <text:p>600000</text:p>
          </table:table-cell>
          <table:table-cell office:value-type="float" office:value="23381" calcext:value-type="float">
            <text:p>23381</text:p>
          </table:table-cell>
          <table:table-cell office:value-type="float" office:value="4050" calcext:value-type="float">
            <text:p>4050</text:p>
          </table:table-cell>
          <table:table-cell table:formula="of:=([.I89]/[.H89])*100" office:value-type="float" office:value="17.321756982165" calcext:value-type="float">
            <text:p>17.321756982165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944502" calcext:value-type="float">
            <text:p>1944502</text:p>
          </table:table-cell>
          <table:table-cell office:value-type="float" office:value="10162" calcext:value-type="float">
            <text:p>10162</text:p>
          </table:table-cell>
          <table:table-cell table:formula="of:=([.O89]/[.N89])*100" office:value-type="float" office:value="0.522601673847597" calcext:value-type="float">
            <text:p>0.522601673847597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6902" calcext:value-type="float">
            <text:p>36902</text:p>
          </table:table-cell>
          <table:table-cell office:value-type="float" office:value="4282" calcext:value-type="float">
            <text:p>4282</text:p>
          </table:table-cell>
          <table:table-cell table:formula="of:=([.C90]/[.B90])*100" office:value-type="float" office:value="11.6037071161455" calcext:value-type="float">
            <text:p>11.6037071161455</text:p>
          </table:table-cell>
          <table:table-cell table:number-columns-repeated="2"/>
          <table:table-cell office:value-type="float" office:value="700000" calcext:value-type="float">
            <text:p>700000</text:p>
          </table:table-cell>
          <table:table-cell office:value-type="float" office:value="25692" calcext:value-type="float">
            <text:p>25692</text:p>
          </table:table-cell>
          <table:table-cell office:value-type="float" office:value="4214" calcext:value-type="float">
            <text:p>4214</text:p>
          </table:table-cell>
          <table:table-cell table:formula="of:=([.I90]/[.H90])*100" office:value-type="float" office:value="16.4019928382376" calcext:value-type="float">
            <text:p>16.4019928382376</text:p>
          </table:table-cell>
          <table:table-cell table:number-columns-repeated="6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40098" calcext:value-type="float">
            <text:p>40098</text:p>
          </table:table-cell>
          <table:table-cell office:value-type="float" office:value="4557" calcext:value-type="float">
            <text:p>4557</text:p>
          </table:table-cell>
          <table:table-cell table:formula="of:=([.C91]/[.B91])*100" office:value-type="float" office:value="11.3646565913512" calcext:value-type="float">
            <text:p>11.3646565913512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office:value-type="float" office:value="27407" calcext:value-type="float">
            <text:p>27407</text:p>
          </table:table-cell>
          <table:table-cell office:value-type="float" office:value="4524" calcext:value-type="float">
            <text:p>4524</text:p>
          </table:table-cell>
          <table:table-cell table:formula="of:=([.I91]/[.H91])*100" office:value-type="float" office:value="16.5067318568249" calcext:value-type="float">
            <text:p>16.5067318568249</text:p>
          </table:table-cell>
          <table:table-cell table:number-columns-repeated="6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42649" calcext:value-type="float">
            <text:p>42649</text:p>
          </table:table-cell>
          <table:table-cell office:value-type="float" office:value="4895" calcext:value-type="float">
            <text:p>4895</text:p>
          </table:table-cell>
          <table:table-cell table:formula="of:=([.C92]/[.B92])*100" office:value-type="float" office:value="11.4774086145044" calcext:value-type="float">
            <text:p>11.4774086145044</text:p>
          </table:table-cell>
          <table:table-cell table:number-columns-repeated="2"/>
          <table:table-cell office:value-type="float" office:value="900000" calcext:value-type="float">
            <text:p>900000</text:p>
          </table:table-cell>
          <table:table-cell office:value-type="float" office:value="28715" calcext:value-type="float">
            <text:p>28715</text:p>
          </table:table-cell>
          <table:table-cell office:value-type="float" office:value="4918" calcext:value-type="float">
            <text:p>4918</text:p>
          </table:table-cell>
          <table:table-cell table:formula="of:=([.I92]/[.H92])*100" office:value-type="float" office:value="17.1269371408671" calcext:value-type="float">
            <text:p>17.1269371408671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5604" calcext:value-type="float">
            <text:p>45604</text:p>
          </table:table-cell>
          <table:table-cell office:value-type="float" office:value="5135" calcext:value-type="float">
            <text:p>5135</text:p>
          </table:table-cell>
          <table:table-cell table:formula="of:=([.C93]/[.B93])*100" office:value-type="float" office:value="11.2599771949829" calcext:value-type="float">
            <text:p>11.2599771949829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31182" calcext:value-type="float">
            <text:p>31182</text:p>
          </table:table-cell>
          <table:table-cell office:value-type="float" office:value="5192" calcext:value-type="float">
            <text:p>5192</text:p>
          </table:table-cell>
          <table:table-cell table:formula="of:=([.I93]/[.H93])*100" office:value-type="float" office:value="16.6506317747418" calcext:value-type="float">
            <text:p>16.6506317747418</text:p>
          </table:table-cell>
          <table:table-cell table:number-columns-repeated="6"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47148" calcext:value-type="float">
            <text:p>47148</text:p>
          </table:table-cell>
          <table:table-cell office:value-type="float" office:value="5287" calcext:value-type="float">
            <text:p>5287</text:p>
          </table:table-cell>
          <table:table-cell table:formula="of:=([.C94]/[.B94])*100" office:value-type="float" office:value="11.2136251802834" calcext:value-type="float">
            <text:p>11.2136251802834</text:p>
          </table:table-cell>
          <table:table-cell table:number-columns-repeated="2"/>
          <table:table-cell office:value-type="float" office:value="1100000" calcext:value-type="float">
            <text:p>1100000</text:p>
          </table:table-cell>
          <table:table-cell office:value-type="float" office:value="32518" calcext:value-type="float">
            <text:p>32518</text:p>
          </table:table-cell>
          <table:table-cell office:value-type="float" office:value="5410" calcext:value-type="float">
            <text:p>5410</text:p>
          </table:table-cell>
          <table:table-cell table:formula="of:=([.I94]/[.H94])*100" office:value-type="float" office:value="16.6369395411772" calcext:value-type="float">
            <text:p>16.6369395411772</text:p>
          </table:table-cell>
          <table:table-cell table:number-columns-repeated="6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50401" calcext:value-type="float">
            <text:p>50401</text:p>
          </table:table-cell>
          <table:table-cell office:value-type="float" office:value="5637" calcext:value-type="float">
            <text:p>5637</text:p>
          </table:table-cell>
          <table:table-cell table:formula="of:=([.C95]/[.B95])*100" office:value-type="float" office:value="11.1843018987719" calcext:value-type="float">
            <text:p>11.1843018987719</text:p>
          </table:table-cell>
          <table:table-cell table:number-columns-repeated="2"/>
          <table:table-cell office:value-type="float" office:value="1200000" calcext:value-type="float">
            <text:p>1200000</text:p>
          </table:table-cell>
          <table:table-cell office:value-type="float" office:value="33898" calcext:value-type="float">
            <text:p>33898</text:p>
          </table:table-cell>
          <table:table-cell office:value-type="float" office:value="5582" calcext:value-type="float">
            <text:p>5582</text:p>
          </table:table-cell>
          <table:table-cell table:formula="of:=([.I95]/[.H95])*100" office:value-type="float" office:value="16.4670482034338" calcext:value-type="float">
            <text:p>16.4670482034338</text:p>
          </table:table-cell>
          <table:table-cell table:number-columns-repeated="6"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51239" calcext:value-type="float">
            <text:p>51239</text:p>
          </table:table-cell>
          <table:table-cell office:value-type="float" office:value="5686" calcext:value-type="float">
            <text:p>5686</text:p>
          </table:table-cell>
          <table:table-cell table:formula="of:=([.C96]/[.B96])*100" office:value-type="float" office:value="11.0970159448857" calcext:value-type="float">
            <text:p>11.0970159448857</text:p>
          </table:table-cell>
          <table:table-cell table:number-columns-repeated="2"/>
          <table:table-cell office:value-type="float" office:value="1300000" calcext:value-type="float">
            <text:p>1300000</text:p>
          </table:table-cell>
          <table:table-cell office:value-type="float" office:value="35512" calcext:value-type="float">
            <text:p>35512</text:p>
          </table:table-cell>
          <table:table-cell office:value-type="float" office:value="5882" calcext:value-type="float">
            <text:p>5882</text:p>
          </table:table-cell>
          <table:table-cell table:formula="of:=([.I96]/[.H96])*100" office:value-type="float" office:value="16.5634151835999" calcext:value-type="float">
            <text:p>16.5634151835999</text:p>
          </table:table-cell>
          <table:table-cell table:number-columns-repeated="6"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54810" calcext:value-type="float">
            <text:p>54810</text:p>
          </table:table-cell>
          <table:table-cell office:value-type="float" office:value="5987" calcext:value-type="float">
            <text:p>5987</text:p>
          </table:table-cell>
          <table:table-cell table:formula="of:=([.C97]/[.B97])*100" office:value-type="float" office:value="10.9231891990513" calcext:value-type="float">
            <text:p>10.9231891990513</text:p>
          </table:table-cell>
          <table:table-cell table:number-columns-repeated="2"/>
          <table:table-cell office:value-type="float" office:value="1400000" calcext:value-type="float">
            <text:p>1400000</text:p>
          </table:table-cell>
          <table:table-cell office:value-type="float" office:value="36361" calcext:value-type="float">
            <text:p>36361</text:p>
          </table:table-cell>
          <table:table-cell office:value-type="float" office:value="6018" calcext:value-type="float">
            <text:p>6018</text:p>
          </table:table-cell>
          <table:table-cell table:formula="of:=([.I97]/[.H97])*100" office:value-type="float" office:value="16.5506999257446" calcext:value-type="float">
            <text:p>16.5506999257446</text:p>
          </table:table-cell>
          <table:table-cell table:number-columns-repeated="6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56701" calcext:value-type="float">
            <text:p>56701</text:p>
          </table:table-cell>
          <table:table-cell office:value-type="float" office:value="6212" calcext:value-type="float">
            <text:p>6212</text:p>
          </table:table-cell>
          <table:table-cell table:formula="of:=([.C98]/[.B98])*100" office:value-type="float" office:value="10.9557150667537" calcext:value-type="float">
            <text:p>10.9557150667537</text:p>
          </table:table-cell>
          <table:table-cell table:number-columns-repeated="2"/>
          <table:table-cell office:value-type="float" office:value="1500000" calcext:value-type="float">
            <text:p>1500000</text:p>
          </table:table-cell>
          <table:table-cell office:value-type="float" office:value="38159" calcext:value-type="float">
            <text:p>38159</text:p>
          </table:table-cell>
          <table:table-cell office:value-type="float" office:value="6368" calcext:value-type="float">
            <text:p>6368</text:p>
          </table:table-cell>
          <table:table-cell table:formula="of:=([.I98]/[.H98])*100" office:value-type="float" office:value="16.6880683456065" calcext:value-type="float">
            <text:p>16.6880683456065</text:p>
          </table:table-cell>
          <table:table-cell table:number-columns-repeated="6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66963" calcext:value-type="float">
            <text:p>66963</text:p>
          </table:table-cell>
          <table:table-cell office:value-type="float" office:value="7140" calcext:value-type="float">
            <text:p>7140</text:p>
          </table:table-cell>
          <table:table-cell table:formula="of:=([.C99]/[.B99])*100" office:value-type="float" office:value="10.6626047220107" calcext:value-type="float">
            <text:p>10.6626047220107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  <table:table-cell office:value-type="float" office:value="44297" calcext:value-type="float">
            <text:p>44297</text:p>
          </table:table-cell>
          <table:table-cell office:value-type="float" office:value="7286" calcext:value-type="float">
            <text:p>7286</text:p>
          </table:table-cell>
          <table:table-cell table:formula="of:=([.I99]/[.H99])*100" office:value-type="float" office:value="16.4480664604827" calcext:value-type="float">
            <text:p>16.4480664604827</text:p>
          </table:table-cell>
          <table:table-cell table:number-columns-repeated="6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84884" calcext:value-type="float">
            <text:p>84884</text:p>
          </table:table-cell>
          <table:table-cell office:value-type="float" office:value="8886" calcext:value-type="float">
            <text:p>8886</text:p>
          </table:table-cell>
          <table:table-cell table:formula="of:=([.C100]/[.B100])*100" office:value-type="float" office:value="10.4684039394939" calcext:value-type="float">
            <text:p>10.4684039394939</text:p>
          </table:table-cell>
          <table:table-cell table:number-columns-repeated="2"/>
          <table:table-cell office:value-type="float" office:value="3000000" calcext:value-type="float">
            <text:p>3000000</text:p>
          </table:table-cell>
          <table:table-cell office:value-type="float" office:value="53824" calcext:value-type="float">
            <text:p>53824</text:p>
          </table:table-cell>
          <table:table-cell office:value-type="float" office:value="9026" calcext:value-type="float">
            <text:p>9026</text:p>
          </table:table-cell>
          <table:table-cell table:formula="of:=([.I100]/[.H100])*100" office:value-type="float" office:value="16.7694708680143" calcext:value-type="float">
            <text:p>16.7694708680143</text:p>
          </table:table-cell>
          <table:table-cell table:number-columns-repeated="6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00412" calcext:value-type="float">
            <text:p>100412</text:p>
          </table:table-cell>
          <table:table-cell office:value-type="float" office:value="10213" calcext:value-type="float">
            <text:p>10213</text:p>
          </table:table-cell>
          <table:table-cell table:formula="of:=([.C101]/[.B101])*100" office:value-type="float" office:value="10.1710950882365" calcext:value-type="float">
            <text:p>10.1710950882365</text:p>
          </table:table-cell>
          <table:table-cell table:number-columns-repeated="2"/>
          <table:table-cell office:value-type="float" office:value="4000000" calcext:value-type="float">
            <text:p>4000000</text:p>
          </table:table-cell>
          <table:table-cell office:value-type="float" office:value="63214" calcext:value-type="float">
            <text:p>63214</text:p>
          </table:table-cell>
          <table:table-cell office:value-type="float" office:value="10374" calcext:value-type="float">
            <text:p>10374</text:p>
          </table:table-cell>
          <table:table-cell table:formula="of:=([.I101]/[.H101])*100" office:value-type="float" office:value="16.4109216312842" calcext:value-type="float">
            <text:p>16.4109216312842</text:p>
          </table:table-cell>
          <table:table-cell table:number-columns-repeated="6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10882" calcext:value-type="float">
            <text:p>110882</text:p>
          </table:table-cell>
          <table:table-cell office:value-type="float" office:value="11372" calcext:value-type="float">
            <text:p>11372</text:p>
          </table:table-cell>
          <table:table-cell table:formula="of:=([.C102]/[.B102])*100" office:value-type="float" office:value="10.25594776429" calcext:value-type="float">
            <text:p>10.25594776429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office:value-type="float" office:value="68888" calcext:value-type="float">
            <text:p>68888</text:p>
          </table:table-cell>
          <table:table-cell office:value-type="float" office:value="11616" calcext:value-type="float">
            <text:p>11616</text:p>
          </table:table-cell>
          <table:table-cell table:formula="of:=([.I102]/[.H102])*100" office:value-type="float" office:value="16.8621530600395" calcext:value-type="float">
            <text:p>16.8621530600395</text:p>
          </table:table-cell>
          <table:table-cell table:number-columns-repeated="6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24743" calcext:value-type="float">
            <text:p>124743</text:p>
          </table:table-cell>
          <table:table-cell office:value-type="float" office:value="12487" calcext:value-type="float">
            <text:p>12487</text:p>
          </table:table-cell>
          <table:table-cell table:formula="of:=([.C103]/[.B103])*100" office:value-type="float" office:value="10.0101809319962" calcext:value-type="float">
            <text:p>10.0101809319962</text:p>
          </table:table-cell>
          <table:table-cell table:number-columns-repeated="2"/>
          <table:table-cell office:value-type="float" office:value="6000000" calcext:value-type="float">
            <text:p>6000000</text:p>
          </table:table-cell>
          <table:table-cell office:value-type="float" office:value="75258" calcext:value-type="float">
            <text:p>75258</text:p>
          </table:table-cell>
          <table:table-cell office:value-type="float" office:value="12614" calcext:value-type="float">
            <text:p>12614</text:p>
          </table:table-cell>
          <table:table-cell table:formula="of:=([.I103]/[.H103])*100" office:value-type="float" office:value="16.761008796407" calcext:value-type="float">
            <text:p>16.761008796407</text:p>
          </table:table-cell>
          <table:table-cell table:number-columns-repeated="6"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29591" calcext:value-type="float">
            <text:p>129591</text:p>
          </table:table-cell>
          <table:table-cell office:value-type="float" office:value="13020" calcext:value-type="float">
            <text:p>13020</text:p>
          </table:table-cell>
          <table:table-cell table:formula="of:=([.C104]/[.B104])*100" office:value-type="float" office:value="10.0469940042133" calcext:value-type="float">
            <text:p>10.0469940042133</text:p>
          </table:table-cell>
          <table:table-cell table:number-columns-repeated="2"/>
          <table:table-cell office:value-type="float" office:value="7000000" calcext:value-type="float">
            <text:p>7000000</text:p>
          </table:table-cell>
          <table:table-cell office:value-type="float" office:value="81997" calcext:value-type="float">
            <text:p>81997</text:p>
          </table:table-cell>
          <table:table-cell office:value-type="float" office:value="13680" calcext:value-type="float">
            <text:p>13680</text:p>
          </table:table-cell>
          <table:table-cell table:formula="of:=([.I104]/[.H104])*100" office:value-type="float" office:value="16.6835372025806" calcext:value-type="float">
            <text:p>16.6835372025806</text:p>
          </table:table-cell>
          <table:table-cell table:number-columns-repeated="6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36394" calcext:value-type="float">
            <text:p>136394</text:p>
          </table:table-cell>
          <table:table-cell office:value-type="float" office:value="13168" calcext:value-type="float">
            <text:p>13168</text:p>
          </table:table-cell>
          <table:table-cell table:formula="of:=([.C105]/[.B105])*100" office:value-type="float" office:value="9.65438362391308" calcext:value-type="float">
            <text:p>9.65438362391308</text:p>
          </table:table-cell>
          <table:table-cell table:number-columns-repeated="2"/>
          <table:table-cell office:value-type="float" office:value="8000000" calcext:value-type="float">
            <text:p>8000000</text:p>
          </table:table-cell>
          <table:table-cell office:value-type="float" office:value="87608" calcext:value-type="float">
            <text:p>87608</text:p>
          </table:table-cell>
          <table:table-cell office:value-type="float" office:value="14580" calcext:value-type="float">
            <text:p>14580</text:p>
          </table:table-cell>
          <table:table-cell table:formula="of:=([.I105]/[.H105])*100" office:value-type="float" office:value="16.6423157702493" calcext:value-type="float">
            <text:p>16.6423157702493</text:p>
          </table:table-cell>
          <table:table-cell table:number-columns-repeated="6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53164" calcext:value-type="float">
            <text:p>153164</text:p>
          </table:table-cell>
          <table:table-cell office:value-type="float" office:value="14973" calcext:value-type="float">
            <text:p>14973</text:p>
          </table:table-cell>
          <table:table-cell table:formula="of:=([.C106]/[.B106])*100" office:value-type="float" office:value="9.77579587892716" calcext:value-type="float">
            <text:p>9.77579587892716</text:p>
          </table:table-cell>
          <table:table-cell table:number-columns-repeated="2"/>
          <table:table-cell office:value-type="float" office:value="9000000" calcext:value-type="float">
            <text:p>9000000</text:p>
          </table:table-cell>
          <table:table-cell office:value-type="float" office:value="93480" calcext:value-type="float">
            <text:p>93480</text:p>
          </table:table-cell>
          <table:table-cell office:value-type="float" office:value="15772" calcext:value-type="float">
            <text:p>15772</text:p>
          </table:table-cell>
          <table:table-cell table:formula="of:=([.I106]/[.H106])*100" office:value-type="float" office:value="16.8720581942662" calcext:value-type="float">
            <text:p>16.8720581942662</text:p>
          </table:table-cell>
          <table:table-cell table:number-columns-repeated="6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61165" calcext:value-type="float">
            <text:p>161165</text:p>
          </table:table-cell>
          <table:table-cell office:value-type="float" office:value="15794" calcext:value-type="float">
            <text:p>15794</text:p>
          </table:table-cell>
          <table:table-cell table:formula="of:=([.C107]/[.B107])*100" office:value-type="float" office:value="9.79989451804052" calcext:value-type="float">
            <text:p>9.79989451804052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office:value-type="float" office:value="98056" calcext:value-type="float">
            <text:p>98056</text:p>
          </table:table-cell>
          <table:table-cell office:value-type="float" office:value="16382" calcext:value-type="float">
            <text:p>16382</text:p>
          </table:table-cell>
          <table:table-cell table:formula="of:=([.I107]/[.H107])*100" office:value-type="float" office:value="16.7067797992984" calcext:value-type="float">
            <text:p>16.706779799298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2:57:02.747000000</meta:creation-date>
    <dc:date>2018-06-04T13:53:33.010000000</dc:date>
    <meta:editing-duration>PT29M11S</meta:editing-duration>
    <meta:editing-cycles>1</meta:editing-cycles>
    <meta:document-statistic meta:table-count="1" meta:cell-count="843" meta:object-count="0"/>
    <meta:generator>LibreOffice/6.0.4.2$Windows_x86 LibreOffice_project/9b0d9b32d5dcda91d2f1a96dc04c645c450872bf</meta:generator>
  </office:meta>
</office:document-meta>
</file>